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#include &lt;bits/stdc++.h&gt;</text:p>
      <text:p text:style-name="Standard">using namespace std;</text:p>
      <text:p text:style-name="Standard">void printNGE(int arr[], int n)</text:p>
      <text:p text:style-name="Standard">{</text:p>
      <text:p text:style-name="Standard"><text:tab/>stack&lt;int&gt; s;</text:p>
      <text:p text:style-name="Standard"><text:tab/>s.push(arr[0]);</text:p>
      <text:p text:style-name="Standard"><text:tab/>for (int i = 1; i &lt; n; i++) {</text:p>
      <text:p text:style-name="Standard"><text:tab/><text:tab/>if (s.empty()) {</text:p>
      <text:p text:style-name="Standard"><text:tab/><text:tab/><text:tab/>s.push(arr[i]);</text:p>
      <text:p text:style-name="Standard"><text:tab/><text:tab/><text:tab/>continue;</text:p>
      <text:p text:style-name="Standard"><text:tab/><text:tab/>}</text:p>
      <text:p text:style-name="Standard"><text:tab/><text:tab/>while (s.empty() == false &amp;&amp; s.top() &lt; arr[i]) {</text:p>
      <text:p text:style-name="Standard"><text:tab/><text:tab/><text:tab/>cout &lt;&lt; s.top() &lt;&lt; " --&gt; " &lt;&lt; arr[i] &lt;&lt; endl;</text:p>
      <text:p text:style-name="Standard"><text:tab/><text:tab/><text:tab/>s.pop();</text:p>
      <text:p text:style-name="Standard"><text:tab/><text:tab/>}</text:p>
      <text:p text:style-name="Standard"><text:tab/><text:tab/>s.push(arr[i]);</text:p>
      <text:p text:style-name="Standard"><text:tab/>}</text:p>
      <text:p text:style-name="Standard"><text:tab/>while (s.empty() == false) {</text:p>
      <text:p text:style-name="Standard"><text:tab/><text:tab/>cout &lt;&lt; s.top() &lt;&lt; " --&gt; " &lt;&lt; -1 &lt;&lt; endl;</text:p>
      <text:p text:style-name="Standard"><text:tab/><text:tab/>s.pop();</text:p>
      <text:p text:style-name="Standard"><text:tab/>}</text:p>
      <text:p text:style-name="Standard">}</text:p>
      <text:p text:style-name="Standard">int main()</text:p>
      <text:p text:style-name="Standard">{</text:p>
      <text:p text:style-name="Standard"><text:tab/>int arr[] = { 11, 13, 21, 3 };</text:p>
      <text:p text:style-name="Standard"><text:tab/>int n = sizeof(arr) / sizeof(arr[0]);</text:p>
      <text:p text:style-name="Standard"><text:tab/>printNGE(arr, n);</text:p>
      <text:p text:style-name="Standard"><text:tab/>return 0;</text:p>
      <text:p text:style-name="Standard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1T12:53:53.200309405</meta:creation-date>
    <dc:date>2024-05-31T12:54:21.637737334</dc:date>
    <meta:editing-duration>PT29S</meta:editing-duration>
    <meta:editing-cycles>1</meta:editing-cycles>
    <meta:document-statistic meta:table-count="0" meta:image-count="0" meta:object-count="0" meta:page-count="1" meta:paragraph-count="29" meta:word-count="98" meta:character-count="512" meta:non-whitespace-character-count="409"/>
    <meta:generator>LibreOffice/7.3.7.2$Linux_X86_64 LibreOffice_project/30$Build-2</meta:generator>
  </office:meta>
</office:document-meta>
</file>